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5f14" officeooo:paragraph-rsid="000e5f14"/>
    </style:style>
    <style:style style:name="P2" style:family="paragraph" style:parent-style-name="Standard">
      <style:paragraph-properties fo:text-align="center" style:justify-single-word="false"/>
      <style:text-properties officeooo:rsid="000e5f14" officeooo:paragraph-rsid="000e5f14"/>
    </style:style>
    <style:style style:name="P3" style:family="paragraph" style:parent-style-name="Standard">
      <style:paragraph-properties fo:text-align="start" style:justify-single-word="false"/>
      <style:text-properties officeooo:rsid="000e7c33" officeooo:paragraph-rsid="000e7c33"/>
    </style:style>
    <style:style style:name="P4" style:family="paragraph" style:parent-style-name="Standard">
      <style:paragraph-properties fo:text-align="start" style:justify-single-word="false"/>
      <style:text-properties officeooo:rsid="000e7c33" officeooo:paragraph-rsid="0010210c"/>
    </style:style>
    <style:style style:name="T1" style:family="text">
      <style:text-properties officeooo:rsid="0010210c"/>
    </style:style>
    <style:style style:name="T2" style:family="text">
      <style:text-properties officeooo:rsid="001091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3 Write-Up:</text:p>
      <text:p text:style-name="P3">Design &amp; Implementation:</text:p>
      <text:p text:style-name="P4"><text:tab/>The Sudoku solution is checked using 11 threads – 1 to check all the columns, 1 to check all the rows and 9 to <text:span text:style-name="T1">check each of</text:span> the sub-grids.</text:p>
      <text:p text:style-name="P4"><text:tab/></text:p>
      <text:p text:style-name="P4"><text:tab/> To check for columns, an array of ints with 9 slots is <text:span text:style-name="T2">declared</text:span> and initialized to all 0 to keep track of values in the grid <text:span text:style-name="T1">for each column</text:span>. As the algorithm iterates through each column, the appropriate slot for the number in a specific grid position in the column is updated (e.g., if the value at a grid position is 1, then <text:span text:style-name="T1">index 0 in the array of ints is incremented by one). Once the column have been iterated, the array keeping track of the number of occurrences of digits 1 through 9 is iterated and each index is checked for missing values. If the value at a specific index is 0, then then a message is outputted to the command that that value is missing from the column that it is in. </text:span></text:p>
      <text:p text:style-name="P4"/>
      <text:p text:style-name="P4"><text:span text:style-name="T1"><text:tab/>A similar procedure is used to check for rows.</text:span></text:p>
      <text:p text:style-name="P4"/>
      <text:p text:style-name="P4"><text:span text:style-name="T1"><text:tab/>Finally, to check for each sub-grid, a struct list is created that contains fields for row and column. This struct is then given an alias parameters. For each of the 9 threads that are created, the starting row and column are passed into the function as a pointer using the above struct. Then for each sub-grid, an int array with 9 slots is declared and initialized to all 0 as the check for columns and rows. However, rather than iterating an entire row or column, the 3x3 sub-grid specified by the column and row passed into the thread is examined instead. Following the iteration of the sub-grid, the array is checked similar to the check for columns and rows, and the appropriate message is outputted to the terminal if a value is missing. </text:span></text:p>
      <text:p text:style-name="P4"/>
      <text:p text:style-name="P4"><text:tab/><text:span text:style-name="T2">At any point, if a value is missing, a global variable tracking the validity of the sudoku solution is update, and before the program terminates, this variable is checked and depending on the value, a message indicating whether the solution is valid or invalid is ouputted to the terminal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2:06:03.011266000</meta:creation-date>
    <dc:date>2015-10-01T22:01:09.105008000</dc:date>
    <meta:editing-duration>PT26M59S</meta:editing-duration>
    <meta:editing-cycles>2</meta:editing-cycles>
    <meta:generator>LibreOffice/5.0.1.2$MacOSX_X86_64 LibreOffice_project/81898c9f5c0d43f3473ba111d7b351050be20261</meta:generator>
    <meta:document-statistic meta:table-count="0" meta:image-count="0" meta:object-count="0" meta:page-count="1" meta:paragraph-count="8" meta:word-count="359" meta:character-count="1964" meta:non-whitespace-character-count="1601"/>
  </office:meta>
</office:document-meta>
</file>